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paragraph-rsid="001f30be" style:font-size-asian="14pt" style:font-size-complex="14pt"/>
    </style:style>
    <style:style style:name="P4" style:family="paragraph" style:parent-style-name="Standard">
      <style:text-properties fo:font-size="14pt" officeooo:rsid="001f30be" officeooo:paragraph-rsid="001f30be" style:font-size-asian="14pt" style:font-size-complex="14pt"/>
    </style:style>
    <style:style style:name="P5" style:family="paragraph" style:parent-style-name="Standard">
      <style:text-properties fo:font-size="14pt" officeooo:rsid="001f30be" officeooo:paragraph-rsid="001f597b" style:font-size-asian="14pt" style:font-size-complex="14pt"/>
    </style:style>
    <style:style style:name="P6" style:family="paragraph" style:parent-style-name="Standard">
      <style:text-properties fo:font-size="14pt" officeooo:rsid="001f597b" officeooo:paragraph-rsid="001f597b" style:font-size-asian="14pt" style:font-size-complex="14pt"/>
    </style:style>
    <style:style style:name="P7" style:family="paragraph" style:parent-style-name="Standard">
      <style:text-properties fo:font-size="14pt" officeooo:paragraph-rsid="001f597b" style:font-size-asian="14pt" style:font-size-complex="14pt"/>
    </style:style>
    <style:style style:name="P8" style:family="paragraph" style:parent-style-name="Standard">
      <style:text-properties fo:font-size="14pt" officeooo:rsid="0020306d" officeooo:paragraph-rsid="0020306d" style:font-size-asian="14pt" style:font-size-complex="14pt"/>
    </style:style>
    <style:style style:name="P9" style:family="paragraph" style:parent-style-name="Standard">
      <style:text-properties fo:font-size="14pt" officeooo:rsid="0020ca59" officeooo:paragraph-rsid="0020ca59" style:font-size-asian="14pt" style:font-size-complex="14pt"/>
    </style:style>
    <style:style style:name="P10" style:family="paragraph" style:parent-style-name="Standard">
      <style:paragraph-properties fo:text-align="center" style:justify-single-word="false"/>
      <style:text-properties fo:font-size="32pt" style:font-size-asian="32pt" style:font-size-complex="32pt"/>
    </style:style>
    <style:style style:name="P1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2" style:family="paragraph" style:parent-style-name="Standard">
      <style:paragraph-properties fo:text-align="center" style:justify-single-word="false"/>
      <style:text-properties fo:font-size="32pt" fo:font-weight="bold" officeooo:rsid="001f30be" officeooo:paragraph-rsid="001f30be"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20pt" fo:font-weight="bold" officeooo:paragraph-rsid="001f597b" style:font-size-asian="20pt" style:font-weight-asian="bold" style:font-size-complex="20pt" style:font-weight-complex="bold"/>
    </style:style>
    <style:style style:name="P15" style:family="paragraph" style:parent-style-name="Standard">
      <style:text-properties style:font-name="Courier 10 Pitch" fo:font-size="14pt" officeooo:rsid="001f597b" officeooo:paragraph-rsid="001f597b" style:font-size-asian="14pt" style:font-size-complex="14pt"/>
    </style:style>
    <style:style style:name="P16" style:family="paragraph" style:parent-style-name="Standard">
      <style:text-properties fo:font-size="14pt" officeooo:rsid="001f30be" officeooo:paragraph-rsid="001f30be" style:font-size-asian="14pt" style:font-size-complex="14pt"/>
    </style:style>
    <style:style style:name="P17" style:family="paragraph" style:parent-style-name="Standard">
      <style:text-properties fo:font-size="14pt" officeooo:rsid="001f597b" officeooo:paragraph-rsid="001f597b" style:font-size-asian="14pt" style:font-size-complex="14pt"/>
    </style:style>
    <style:style style:name="P18" style:family="paragraph" style:parent-style-name="Standard">
      <style:text-properties fo:font-size="14pt" officeooo:paragraph-rsid="0021d468" style:font-size-asian="14pt" style:font-size-complex="14pt"/>
    </style:style>
    <style:style style:name="P19" style:family="paragraph" style:parent-style-name="Standard">
      <style:text-properties style:font-name="Liberation Serif" fo:font-size="14pt" officeooo:rsid="001f597b" officeooo:paragraph-rsid="001f597b" style:font-name-asian="WenQuanYi Micro Hei" style:font-size-asian="14pt" style:font-name-complex="Lohit Hindi" style:font-size-complex="14pt"/>
    </style:style>
    <style:style style:name="P20" style:family="paragraph" style:parent-style-name="Standard">
      <style:text-properties style:font-name="Liberation Serif1" fo:font-size="14pt" fo:font-weight="normal" officeooo:rsid="001f597b" officeooo:paragraph-rsid="001f597b" style:font-name-asian="Liberation Serif1" style:font-size-asian="14pt" style:font-weight-asian="normal" style:font-name-complex="Liberation Serif1" style:font-size-complex="14pt" style:font-weight-complex="normal"/>
    </style:style>
    <style:style style:name="P21" style:family="paragraph" style:parent-style-name="Standard">
      <style:text-properties style:font-name="Courier 10 Pitch" fo:font-size="14pt" fo:font-weight="normal" officeooo:rsid="001f597b" officeooo:paragraph-rsid="001f597b" style:font-name-asian="Liberation Serif1" style:font-size-asian="14pt" style:font-weight-asian="normal" style:font-name-complex="Liberation Serif1" style:font-size-complex="14pt" style:font-weight-complex="normal"/>
    </style:style>
    <style:style style:name="P22" style:family="paragraph" style:parent-style-name="Standard">
      <style:text-properties style:font-name="Courier 10 Pitch" fo:font-size="14pt" fo:font-weight="normal" officeooo:rsid="0020306d" officeooo:paragraph-rsid="0020306d" style:font-name-asian="Liberation Serif1" style:font-size-asian="14pt" style:font-weight-asian="normal" style:font-name-complex="Liberation Serif1" style:font-size-complex="14pt" style:font-weight-complex="normal"/>
    </style:style>
    <style:style style:name="P23" style:family="paragraph" style:parent-style-name="Standard">
      <style:text-properties style:text-position="0% 100%" style:font-name="Liberation Serif" fo:font-size="14pt" officeooo:rsid="0020ca59" officeooo:paragraph-rsid="0020ca59" style:font-size-asian="14pt" style:font-size-complex="14pt"/>
    </style:style>
    <style:style style:name="P24" style:family="paragraph" style:parent-style-name="Standard">
      <style:text-properties style:text-position="0% 100%" style:font-name="Liberation Serif" fo:font-size="14pt" officeooo:rsid="0021d468" officeooo:paragraph-rsid="0021d468" style:font-size-asian="14pt" style:font-size-complex="14pt"/>
    </style:style>
    <style:style style:name="P25" style:family="paragraph" style:parent-style-name="Standard">
      <style:text-properties style:text-position="0% 100%" style:font-name="Liberation Serif" fo:font-size="14pt" officeooo:rsid="00236905" officeooo:paragraph-rsid="00236905" style:font-size-asian="14pt" style:font-size-complex="14pt"/>
    </style:style>
    <style:style style:name="P26" style:family="paragraph" style:parent-style-name="Standard">
      <style:text-properties style:text-position="0% 100%" style:font-name="Liberation Serif" fo:font-size="14pt" officeooo:rsid="00251a89" officeooo:paragraph-rsid="00251a89" style:font-size-asian="14pt" style:font-size-complex="14pt"/>
    </style:style>
    <style:style style:name="P27" style:family="paragraph" style:parent-style-name="Standard">
      <style:paragraph-properties fo:text-align="center" style:justify-single-word="false"/>
      <style:text-properties fo:font-size="20pt" fo:font-weight="bold" officeooo:paragraph-rsid="0021d468"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36905" style:font-weight-asian="normal" style:font-weight-complex="normal"/>
    </style:style>
    <style:style style:name="T4" style:family="text">
      <style:text-properties fo:font-weight="normal" officeooo:rsid="00251a89" style:font-weight-asian="normal" style:font-weight-complex="normal"/>
    </style:style>
    <style:style style:name="T5" style:family="text">
      <style:text-properties style:text-position="super 58%"/>
    </style:style>
    <style:style style:name="T6" style:family="text">
      <style:text-properties style:text-position="super 58%" fo:font-weight="normal" officeooo:rsid="00236905" style:font-weight-asian="normal" style:font-weight-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officeooo:rsid="0020ca59"/>
    </style:style>
    <style:style style:name="T10" style:family="text">
      <style:text-properties style:text-position="0% 100%" style:font-name="Liberation Serif1"/>
    </style:style>
    <style:style style:name="T11" style:family="text">
      <style:text-properties style:text-position="0% 100%" style:font-name="Liberation Serif"/>
    </style:style>
    <style:style style:name="T12" style:family="text">
      <style:text-properties officeooo:rsid="001f30be"/>
    </style:style>
    <style:style style:name="T13" style:family="text">
      <style:text-properties officeooo:rsid="001f597b"/>
    </style:style>
    <style:style style:name="T14" style:family="text">
      <style:text-properties style:font-name="Liberation Serif1" style:font-name-asian="Liberation Serif1" style:font-name-complex="Liberation Serif1"/>
    </style:style>
    <style:style style:name="T15" style:family="text">
      <style:text-properties style:font-name="Liberation Serif1" fo:font-weight="normal" style:font-name-asian="Liberation Serif1" style:font-weight-asian="normal" style:font-name-complex="Liberation Serif1" style:font-weight-complex="normal"/>
    </style:style>
    <style:style style:name="T16" style:family="text">
      <style:text-properties style:font-name="Liberation Serif" style:font-name-asian="WenQuanYi Micro Hei" style:font-name-complex="Lohit Hindi"/>
    </style:style>
    <style:style style:name="T17" style:family="text">
      <style:text-properties officeooo:rsid="0020306d"/>
    </style:style>
    <style:style style:name="T18" style:family="text">
      <style:text-properties style:text-position="sub 58%"/>
    </style:style>
    <style:style style:name="T19" style:family="text">
      <style:text-properties officeooo:rsid="0021d468"/>
    </style:style>
    <style:style style:name="T20" style:family="text">
      <style:text-properties officeooo:rsid="00251a89"/>
    </style:style>
    <style:style style:name="T21" style:family="text">
      <style:text-properties fo:font-style="italic" fo:font-weight="normal" officeooo:rsid="00251a89" style:font-style-asian="italic" style:font-weight-asian="normal" style:font-style-complex="italic" style:font-weight-complex="normal"/>
    </style:style>
    <style:style style:name="T22" style:family="text">
      <style:text-properties fo:font-style="normal" fo:font-weight="normal" officeooo:rsid="00251a89"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ataxe-64</text:p>
      <text:p text:style-name="P12">Version 1.</text:p>
      <text:p text:style-name="P10">Richard Parker <text:span text:style-name="T12">13</text:span>.<text:span text:style-name="T12">5</text:span>.201<text:span text:style-name="T12">6</text:span></text:p>
      <text:p text:style-name="P1"/>
      <text:p text:style-name="P13">Section 1 – Introduction</text:p>
      <text:p text:style-name="P2"/>
      <text:p text:style-name="P4">This document describes meatax64 version 1, as released in July 2016. <text:s/>It is the first version that is intended to be usable for real work. <text:s/>I have tried to test it as thoroughly as I can, but as it consists of about 15,000 lines of code, I must be realistic and presume that there will be bugs. <text:s/>My email address is richpark54@hotmail.co.uk, and I welcome any fault reports.</text:p>
      <text:p text:style-name="P3"/>
      <text:p text:style-name="P4">Section 2 of this document describes installation. <text:s/>This includes obtaining the system, configuring it for the target computer, compiling it and running the regression programs to check that all is working correctly. <text:s/>It is intended only to work (out of the box, anyway) on 64-bit linux systems on x86 machines.</text:p>
      <text:p text:style-name="P4"/>
      <text:p text:style-name="P4">Section 3 describes use. <text:s/>This consists mainly of describing the functions of the provided "bash" scripts, which should be all that the simple use requires, though in some cases considerable (computer) time can be saved by using (human) time to avoid needless work.</text:p>
      <text:p text:style-name="P4"/>
      <text:p text:style-name="P6">Section 4 describes "Negative Reduced Echelon Form", and understanding of which will probably be essential to the use of meataxe64 for Gaussian Elimination.</text:p>
      <text:p text:style-name="P6"/>
      <text:p text:style-name="P6">Section 5 describes the programs themselves. <text:s/>The experienced user will probably want to write their own shell-scripts to use these programs.</text:p>
      <text:p text:style-name="P4"/>
      <text:p text:style-name="P4">In general terms, meataxe64 version 1 consists of a barely adequate set of "ninja" programs working over fields of order 2 and 3, along with a considerably wider collection of compatible programs working over all fields of order up to 2<text:span text:style-name="T5">64</text:span>. <text:s/>The use of multiple cores, of limiting memory bandwidth use, of utilizing the vector instructions of the modern x86, ensuring that there are few mispredicted branches and using the "superscalar" nature of these chips (they can issue four instructions every clock cycle!) has been an immense challenge.</text:p>
      <text:p text:style-name="P4"/>
      <text:p text:style-name="P5">Section <text:span text:style-name="T13">6</text:span> describes the software structure used, some parts of which may well be applicable in other circumstances.<text:span text:style-name="T13"> <text:s/>It is quite heavily layered, so that improvements in various directions will hopefully be limited to changes to one or two layers, so that developments from the starting position of version 1 should not be too hard.</text:span></text:p>
      <text:p text:style-name="P5"/>
      <text:p text:style-name="P6"><text:soft-page-break/>Section 7 then describes some aspects of the system in more detail. <text:s/>In particular, its fault-detection mechanisms are described. <text:s/>Also the user may wish to import and export matrices without converting them into "zpr" format.</text:p>
      <text:p text:style-name="P5"/>
      <text:p text:style-name="P6">Section 8 describes some ideas for future development. </text:p>
      <text:p text:style-name="P7"/>
      <text:p text:style-name="P14">Section <text:span text:style-name="T13">4</text:span> – <text:span text:style-name="T13">Negative Reduced Echelon Form</text:span></text:p>
      <text:p text:style-name="P7"/>
      <text:p text:style-name="P6">Let's start with a definition.</text:p>
      <text:p text:style-name="P6"/>
      <text:p text:style-name="P6">A matrix is said to be in Negative Reduced Echelon Form <text:span text:style-name="T17">(NREF) </text:span>if . . .</text:p>
      <text:p text:style-name="P6">All rows are non-zero, and the first non-zero entry of every row is <text:span text:style-name="T14">−1, which is the only non-zero entry in its column</text:span><text:span text:style-name="T16">, and is to the right of the first non-zero entry of every previous row.</text:span></text:p>
      <text:p text:style-name="P6"/>
      <text:p text:style-name="P19">Example</text:p>
      <text:p text:style-name="P6"/>
      <text:p text:style-name="P15"><text:s text:c="2"/>0 -1 <text:s/>5 <text:s/>0 <text:s/>0 <text:s/>6 <text:s/>0 <text:s/>8 -9</text:p>
      <text:p text:style-name="P15"><text:s text:c="2"/>0 <text:s/>0 <text:s/>0 -1 <text:s/>0 <text:s/>3 <text:s/>0 <text:s/>4 <text:s/>2</text:p>
      <text:p text:style-name="P15"><text:s text:c="2"/>0 <text:s/>0 <text:s/>0 <text:s/>0 -1 <text:s/>2 <text:s/>0 <text:s/>7 -1</text:p>
      <text:p text:style-name="P15"><text:s text:c="2"/>0 <text:s/>0 <text:s/>0 <text:s/>0 <text:s/>0 <text:s/>0 -1 <text:s/>3 <text:s/>2</text:p>
      <text:p text:style-name="P6"/>
      <text:p text:style-name="P6">For efficiency this data is usually stored in two parts . . . the <text:span text:style-name="T1">bit-string</text:span><text:span text:style-name="T2"> and the </text:span><text:span text:style-name="T1">remnant</text:span><text:span text:style-name="T2">. <text:s/>The bit string indicates, for each column, whether it contains a </text:span><text:span text:style-name="T15">−1 that is the first entry in some row, and the remnant stores the remaining columns explicitly.</text:span></text:p>
      <text:p text:style-name="P6"/>
      <text:p text:style-name="P20">Hence the above example is stored as . . . </text:p>
      <text:p text:style-name="P6"/>
      <text:p text:style-name="P21">bit-string = 0 1 0 1 1 0 1 0 0</text:p>
      <text:p text:style-name="P15"/>
      <text:p text:style-name="P21">remnant <text:s/>0 <text:s/>5 <text:s/>6 <text:s/>8 -9</text:p>
      <text:p text:style-name="P21"><text:s text:c="9"/>0 <text:s/>0 <text:s/>3 <text:s/>4 <text:s/>2</text:p>
      <text:p text:style-name="P22"><text:s text:c="9"/>0 <text:s/>0 <text:s/>2 <text:s/>7 -1</text:p>
      <text:p text:style-name="P21"><text:s text:c="9"/>0 <text:s/>0 <text:s/>0 <text:s/>3 <text:s/>2</text:p>
      <text:p text:style-name="P6"/>
      <text:p text:style-name="P6"><text:span text:style-name="T17">This is called the (B,R) form of the NREF matrix. <text:s/>The bit-string is held internally with each entry occupying a single bit, so is highly compressed. <text:s/>The remnant is </text:span>a<text:span text:style-name="T17">lso usually considerably smaller than the original matrix, and overall the use of an NREF in (B,R) form is usually considerably faster than handling the matrix in its full form.</text:span></text:p>
      <text:p text:style-name="P6"/>
      <text:p text:style-name="P8">The columns where the bit-string is 1 are called the pivotal columns.</text:p>
      <text:p text:style-name="P8"/>
      <text:p text:style-name="P8">A common procedure is to take an arbitrary matrix X and to add rows of the NREF matrix (B,R) to clear out (make zero) the pivotal columns. <text:s/>The first step of this <text:soft-page-break/>procedure is to take X and to separate it into two matrices X<text:span text:style-name="T18">p</text:span><text:span text:style-name="T7"> and X</text:span><text:span text:style-name="T18">r</text:span><text:span text:style-name="T7"> - the pivotal columns and the remaining (non-pivotal) columns respectively. <text:s/>After clearing, the pivotal columns will be zero, so there is no point computing them. <text:s/>The remaining columns are simply computed as X</text:span><text:span text:style-name="T18">r</text:span><text:span text:style-name="T7"> + X</text:span><text:span text:style-name="T18">p</text:span><text:span text:style-name="T7">.R. <text:s/>It is to ensure a + sign in this equation that the </text:span><text:span text:style-name="T8">negative</text:span><text:span text:style-name="T7"> reduced form is used.</text:span></text:p>
      <text:p text:style-name="P8"/>
      <text:p text:style-name="P8"><text:span text:style-name="T7">Another common procedure is to find the smallest space containing a given vector or vectors invariant under some set of matrices. <text:s/>In meataxe64, the objective is to find the NREF for this space . . . more will be said about</text:span><text:span text:style-name="T9"> how to do this</text:span><text:span text:style-name="T7"> later. <text:s/>Once the space, in NREF form has been found, however, the action of a matrix that leaves the space invariant can readily be found on both the subspace and the quotient. <text:s/>This sometimes makes it convenient to use different generators for spinning (as few</text:span><text:span text:style-name="T9"> and as "messy"</text:span><text:span text:style-name="T7"> as possible) as for the actions.</text:span></text:p>
      <text:p text:style-name="P8"/>
      <text:p text:style-name="P8"><text:span text:style-name="T7">The action on the subspace is done by first taking the matrix and discarding the non-pivotal columns - the remainder will not be needed and considerable time can be saved by using shorter rows. <text:s/>Next the remnant is multiplied by this, and the remaining rows produced by a row-selection. <text:s/>A subtraction </text:span><text:span text:style-name="T9">is then needed to produce the final action.</text:span></text:p>
      <text:p text:style-name="P8"/>
      <text:p text:style-name="P9"><text:span text:style-name="T9">T</text:span><text:span text:style-name="T7">he action on the quotient space starts off with a row-selection of the non-pivotal rows, and this is separated into the pivotal and the non-pivotal columns. <text:s/>The pivotal columns are then multiplied by the remnant and added into the non-pivotal ones resulting in the action on the quotient (maybe a subtraction and/or negation is needed here!).</text:span></text:p>
      <text:p text:style-name="P8"/>
      <text:p text:style-name="P9"><text:span text:style-name="T7">The computation of the (row) Null-Space of a matrix is done by first transposing, then putting the matrix into NREF (from which the column null-space is readily seen). <text:s/>I am indebted to Frank L</text:span><text:span text:style-name="T10">ü</text:span><text:span text:style-name="T11">beck for this observation. <text:s/>Transposing and negating the remnant and complementing the bit-string then gives the row nullspace in NREF.</text:span></text:p>
      <text:p text:style-name="P9"/>
      <text:p text:style-name="P23">It should be noticed that the "Standard Base" and "Invert" functions are not available in version 1 at Ninja speed, though they are provided in "stone-age" form. <text:s/>The difficulty with Standard Base is for a Ninja Echelize to remember which rows it used - this is probably not too hard, but I decided to miss it out for version 1. <text:s/>Invert needs the (Ninja) echelize to keep track of the multiplier, and this - although again probably not that difficult - I decided to skip in an effort to get meataxe64 in its basic form available for use.</text:p>
      <text:p text:style-name="P23"/>
      <text:p text:style-name="P27">Section <text:span text:style-name="T19">8</text:span> – <text:span text:style-name="T19">Future Development.</text:span></text:p>
      <text:p text:style-name="P18"/>
      <text:p text:style-name="P24">The development of meataxe64 as far as version 1 has taken 4.5 years, and I have learned much in that time. <text:s/>Much of this was spent working on matrix multiplication, for which the basic infrastructure - and particularly the "thread farm" - was designed. <text:s/></text:p>
      <text:p text:style-name="P24"/>
      <text:p text:style-name="P24"><text:soft-page-break/>When the implementation of Gaussian Elimination was <text:span text:style-name="T20">first </text:span>attempted, however, it became clear that the infrastructure was too hard to use, and that although it worked, writing Gaussian was a heroic task, and it was only by the work of Jon Thackray that this heroic task was actually completed. <text:s/>To make version 1 available in <text:span text:style-name="T1">only</text:span><text:span text:style-name="T2"> 4.5 years, it was necessary to take several short-cuts and to leave considerable needless complexity in the software. <text:s/>In particular multiply and Gaussian use different versions of things, and the job of converting both to use a sensible system was left for the start of version 2.</text:span></text:p>
      <text:p text:style-name="P24"/>
      <text:p text:style-name="P24"><text:span text:style-name="T2">It is hoped that this work will result in a thread-farm system of considerably wider applicability, so that he production of multi-core programs is much less onerous. <text:s/>In any case I propose to try.</text:span></text:p>
      <text:p text:style-name="P24"/>
      <text:p text:style-name="P24"><text:span text:style-name="T2">The next task will then be to use this thread-farm to fill in some of the gaps in the list of Ninja programs. <text:s/>In particular there is "standard base", "invert" and probably "pre-thrash" to write, as well as an echelize program with full functionality.</text:span></text:p>
      <text:p text:style-name="P24"/>
      <text:p text:style-name="P24"><text:span text:style-name="T2">The main Ninja functions (echelize, multiply etc.) should then be available as subroutines, enabling a whole new layer of chopping up on disk, to be written</text:span><text:span text:style-name="T3">. <text:s/>I refer to this as "4</text:span><text:span text:style-name="T6">th</text:span><text:span text:style-name="T3"> generation implementations, so that the limiting factor of memory size is eliminated and now only processing power (i.e. run-time) and disk speed should be important. <text:s/>How many of these will actually be implemented in version 2 remains to be seen.</text:span></text:p>
      <text:p text:style-name="P24"/>
      <text:p text:style-name="P25"><text:span text:style-name="T2">Hopefully the AVX512 instruction sets will be available </text:span><text:span text:style-name="T4">from Intel </text:span><text:span text:style-name="T2">fairly soon. <text:s/>For many uses, this will not be of the greatest interest, but for meataxe64 the difference should, if all the hype is to be believed, be quite substantial. <text:s/>The 512-bit registers should be accomanied by a doubling of the width to L1 cache, and in addition the 3-input Ternary logic should help considerably. <text:s/>For characterstic 2, the ability to add (XOR) in two entries to a third is hampered by needing to load both from L1, so the only gain is to be able to do this in 3 mu-ops (load one then XOR in that, another into the third) so that the fetching of Afmt can utilize the fourth mu-op every clock-cycle, so the run-time should be around 40% of that using AVX-2. <text:s/>For characteristic 3, Tom Boothby informs me that there is a 3-step addition modulo 3 using ternary logic, instead of the 6-step version needed for Haswell. <text:s/>I am hoping that the run-time will therefore be reduced to 25%, but have my doubts that it will be that good.</text:span><text:span text:style-name="T4"> <text:s/>The key question is whether two ternary-logic operations can be issued each clock-cycle, and if not we will need to seek an intermediate method, perhaps using two ternary and two binary if such a thing exists.</text:span><text:span text:style-name="T2"> <text:s/>Other fields will not, as far as I know, see any improvement over the Haswell versions.</text:span></text:p>
      <text:p text:style-name="P25"/>
      <text:p text:style-name="P25"><text:span text:style-name="T2">Another idea whose time may have come is to implement some extension fields. <text:s/>The methods that Martin Albrecht taught me (basically to do matrix multiplication on prime-field matrices) are quite an extensive project to implement, but hopefully the design is suitable, and a "slab-level" multiplication for the fields of order 4 and 9 </text:span><text:soft-page-break/><text:span text:style-name="T2">using Karatsuba should be possible.</text:span><text:span text:style-name="T4"> <text:s/>It may be possible to make this recursive so that fields of 2-power </text:span><text:span text:style-name="T21">degree</text:span><text:span text:style-name="T22"> can be used, though for most cases better methods are known.</text:span></text:p>
      <text:p text:style-name="P25"/>
      <text:p text:style-name="P25"><text:span text:style-name="T2">Certainly a stone-age Characteristic Polynomial should be implemented. <text:s/>The method of first "sparsifying" the matrix seem fairly clear, and I may attempt a Ninja version. <text:s/></text:span><text:span text:style-name="T4">Indeed for some of the bigger split jobs, the matrix generators are actually permutations, and the ability to multiply by permutations or sparse matrices may well be of more general use.</text:span></text:p>
      <text:p text:style-name="P25"/>
      <text:p text:style-name="P26"><text:span text:style-name="T2">To make full use of the Holt-Rees trick, we will need to be able to factorize, or at least find roots of, the huge polynomials that would come out of a Ninja Characteristic Polynomial. <text:s/>In the case of characteristics 2 and 3, Ninja versions of factorization may well be appropriate, and the application to the finding a few more Conway Polynomials mod 2 and 3 may be of some use.</text:span></text:p>
      <text:p text:style-name="P26"/>
      <text:p text:style-name="P26"><text:span text:style-name="T2">It is probably also time to implement characteristics 5 (13 logical operations) and 7 (15 logical operations). <text:s/>The basic design for this has already been done, and it is "just" a question of programming it. <text:s/>Karatsuba would then deliver fields of order 25 and 49 "for free" if it is done properly.</text:span></text:p>
      <text:p text:style-name="P26"/>
      <text:p text:style-name="P26"><text:span text:style-name="T2">Version 1 does its "slab" echlization (around 50,000 dimensions) using Dfmt in the old-fashioned stone-age way. <text:s/>We will have to do some experiments to see how much of a burden this is. <text:s/>On the one hand, as the chopping gets greater, the echelize (which is only quadratic in the number of slabs) becomes of lesser importance. <text:s/>On the other hand, it is a limit to concurrency, so its performance becomes of greater interest as the number of cores grows. <text:s/>A simple solution would be to chop the slab up (probably row-wise only) so that multiplication can be used to do most of the work. <text:s/>This would involve a lot of conversions, and a better solution would be to implement a column extract directly onto Cfmt. <text:s/>I propose to wait until I know whether this is needed before doing any more work on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5-13T12:06:02.324865673</dc:date>
    <meta:editing-duration>PT23H36M54S</meta:editing-duration>
    <meta:editing-cycles>139</meta:editing-cycles>
    <meta:generator>LibreOffice/4.2.8.2$Linux_X86_64 LibreOffice_project/420m0$Build-2</meta:generator>
    <meta:printed-by>User </meta:printed-by>
    <meta:print-date>2012-08-06T12:45:35</meta:print-date>
    <meta:document-statistic meta:table-count="0" meta:image-count="0" meta:object-count="0" meta:page-count="5" meta:paragraph-count="49" meta:word-count="2065" meta:character-count="11816" meta:non-whitespace-character-count="9662"/>
  </office:meta>
</office:document-meta>
</file>